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officeooo:rsid="0019b38d" officeooo:paragraph-rsid="0019b38d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1" fo:font-weight="bold" officeooo:rsid="0019b38d" officeooo:paragraph-rsid="0019b3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weight="bold" officeooo:rsid="0019b38d" officeooo:paragraph-rsid="0019b38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weight="normal" officeooo:rsid="0019b38d" officeooo:paragraph-rsid="0019b38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weight="normal" officeooo:paragraph-rsid="0019b38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weight="normal" officeooo:paragraph-rsid="0019b38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officeooo:paragraph-rsid="0019b38d"/>
    </style:style>
    <style:style style:name="P8" style:family="paragraph" style:parent-style-name="Standard">
      <style:paragraph-properties fo:text-align="justify" style:justify-single-word="false"/>
      <style:text-properties style:font-name="Mono" fo:font-size="10pt" fo:font-weight="normal" officeooo:rsid="0019b38d" officeooo:paragraph-rsid="0019b38d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Mono" fo:font-size="10pt" fo:font-weight="normal" officeooo:rsid="0019b38d" officeooo:paragraph-rsid="0019b38d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ono" fo:font-size="10pt" officeooo:paragraph-rsid="0019b38d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Mono" fo:font-size="10pt" fo:font-weight="bold" officeooo:rsid="0019b38d" officeooo:paragraph-rsid="0019b38d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Mono" fo:font-size="9pt" fo:font-weight="normal" officeooo:rsid="0019b38d" officeooo:paragraph-rsid="0019b38d" style:font-size-asian="7.84999990463257pt" style:font-weight-asian="normal" style:font-size-complex="9pt" style:font-weight-complex="normal"/>
    </style:style>
    <style:style style:name="T1" style:family="text">
      <style:text-properties officeooo:rsid="0019b3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38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1" fo:font-weight="bold" officeooo:rsid="0019b38d" style:font-weight-asian="bold" style:font-weight-complex="bold"/>
    </style:style>
    <style:style style:name="T8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 A</text:p>
      <text:p text:style-name="P1"/>
      <text:p text:style-name="P4"><text:span text:style-name="T2">Ejercicio 1.-</text:span> Crea una función que muestre en una frase los primeros X números primos. La X sera un numero aleatorio entre 10 y 20 generado por la maquina en la propia función.</text:p>
      <text:p text:style-name="P4"/>
      <text:p text:style-name="P4"><text:tab/>Ejemplo: El número aleatorio es 10</text:p>
      <text:p text:style-name="P4"><text:tab/><text:tab/><text:tab/>Los primeros 10 números primos son: 1 2 3 5 7 11 13 17 19 23</text:p>
      <text:p text:style-name="P8"/>
      <text:p text:style-name="P9"><text:s/>#!/bin/bash<text:line-break/><text:line-break/>echo "Examen - Ejercicio 1"<text:line-break/>echo ""<text:line-break/><text:line-break/>aleatorio=$(($RANDOM%(20-10+1)+10))<text:line-break/>echo "El número aleatorio es '$aleatorio'"<text:line-break/>echo ""<text:line-break/><text:line-break/>contPrimos=0<text:line-break/>num=1<text:line-break/>cont=1<text:line-break/>espacio=" "<text:line-break/>secuencia=""<text:line-break/><text:line-break/>while [ $cont -le $aleatorio ]; do<text:line-break/><text:line-break/> <text:s text:c="3"/>contPrimos=0<text:line-break/> <text:s text:c="3"/><text:line-break/> <text:s text:c="3"/>for (( i=1 ; i&lt;=$num; i++ ))<text:line-break/> <text:s text:c="3"/>do<text:line-break/> <text:s text:c="7"/>division=$(($num%$i))<text:line-break/> <text:s text:c="7"/>if [ $division -eq 0 ]; then<text:line-break/> <text:s text:c="11"/>contPrimos=$(($contPrimos+1))<text:line-break/> <text:s text:c="7"/>fi<text:line-break/> <text:s text:c="3"/>done<text:line-break/> <text:s text:c="3"/><text:line-break/> <text:s text:c="3"/>if [ $contPrimos -eq 2 ]; then<text:line-break/> <text:s text:c="7"/>secuencia=$secuencia$espacio$num<text:line-break/> <text:s text:c="7"/>#contar solo los primos<text:line-break/> <text:s text:c="7"/>cont=$(($cont+1))<text:line-break/> <text:s text:c="3"/>fi<text:line-break/> <text:s text:c="3"/><text:line-break/> <text:s text:c="3"/>#contar para avanazar y seguir comprobando el siguiente número<text:line-break/> <text:s text:c="3"/>num=$(($num+1))<text:line-break/>done<text:line-break/><text:line-break/>echo "Los '$aleatorio' primeros números primos son: '$secuencia'"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Ejercicio 2.- <text:span text:style-name="T4"><text:s/>Crea una función que cuente y muestre el numero de vocales que contiene una palabra dada por el usuario. </text:span></text:p>
      <text:p text:style-name="P3"><text:span text:style-name="T4"><text:tab/></text:span></text:p>
      <text:p text:style-name="P3"><text:span text:style-name="T4"><text:tab/>Ejemplo: La palabra insertada por el usuario es Hola</text:span></text:p>
      <text:p text:style-name="P3"><text:span text:style-name="T4"><text:tab/><text:tab/><text:tab/>La palabra </text:span><text:span text:style-name="T5">Hola </text:span><text:span text:style-name="T4">tiene 2 vocales</text:span></text:p>
      <text:p text:style-name="P3"><text:span text:style-name="T4"/></text:p>
      <text:p text:style-name="P11"><text:span text:style-name="T4"/></text:p>
      <text:p text:style-name="P11"><text:span text:style-name="T4"><text:s/>#!/bin/bash<text:line-break/><text:line-break/>echo "Examen - Ejercicio 2"<text:line-break/>echo ""<text:line-break/><text:line-break/>echo "Escribe una palabra: "<text:line-break/>read palabra<text:line-break/>echo ""<text:line-break/><text:line-break/>total=${#palabra}<text:line-break/>contVocales=0<text:line-break/>for (( i=0 ; i&lt;=$total ; i++ ))<text:line-break/>do<text:line-break/> <text:s text:c="3"/>letra=${palabra:$i:1}<text:line-break/> <text:s text:c="3"/>if [ "$letra" = "a" ] || [ "$letra" = "A" ] || [ "$letra" = "e" ] || [ "$letra" = "E" ] || [ "$letra" = "i" ] || [ "$letra" = "I" ] || [ "$letra" = "o" ] || [ "$letra" = "O" ] || [ "$letra" = "u" ] || [ "$letra" = "U" ]; then<text:line-break/> <text:s text:c="7"/>contVocales=$(($contVocales+1))<text:line-break/> <text:s text:c="3"/>fi <text:s text:c="3"/><text:line-break/>done<text:line-break/><text:line-break/>#resultados<text:line-break/>echo "La palabra insertada por el usuario es '$palabra'"<text:line-break/>echo "La palabra '$palabra' tiene '$contVocales' vocales"</text:span></text:p>
      <text:p text:style-name="P2">Tipo B</text:p>
      <text:p text:style-name="P1"/>
      <text:p text:style-name="P5"><text:span text:style-name="T3">Ejercicio 1.-</text:span><text:span text:style-name="T1"> </text:span>Crea una función que obtenga el numero más pequeño con un número X de divisores. El número X se generará en la propia función y será un número entre 5 y 10. </text:p>
      <text:p text:style-name="P5"><text:tab/></text:p>
      <text:p text:style-name="P5"><text:tab/>Ejemplo: El numero es 8. </text:p>
      <text:p text:style-name="P5"><text:tab/><text:tab/><text:tab/>El primer número con 8 divisores es el 24 </text:p>
      <text:p text:style-name="P5"/>
      <text:p text:style-name="P12"><text:span text:style-name="T8">#!/bin/bash<text:line-break/><text:line-break/>echo "Examen - Ejercicio 1"<text:line-break/>echo ""<text:line-break/><text:line-break/>#Número aleatorio entre 5 y 10<text:line-break/>aleatorio=$(($RANDOM%(10-5+1)+5))<text:line-break/>echo "El número es -&gt; '$aleatorio'"<text:line-break/>echo ""<text:line-break/><text:line-break/>num=1<text:line-break/>encontrado="no"<text:line-break/><text:line-break/>while [ "$encontrado" != "si" ]; do<text:line-break/> <text:s text:c="7"/>contDivisores=0<text:line-break/> <text:s text:c="7"/>for (( i=1; i&lt;=num; i++ )); do<text:line-break/> <text:s text:c="7"/><text:line-break/> <text:s text:c="11"/>division=$(($num % $i))<text:line-break/> <text:s text:c="11"/>if [ $division -eq 0 ]; then<text:line-break/> <text:s text:c="15"/>contDivisores=$(($contDivisores + 1))<text:line-break/> <text:s text:c="11"/>fi<text:line-break/> <text:s text:c="11"/><text:line-break/> <text:s text:c="7"/>done<text:line-break/><text:line-break/> <text:s text:c="7"/>if [ $contDivisores -eq $aleatorio ]; then<text:line-break/> <text:s text:c="11"/>encontrado="si"<text:line-break/> <text:s text:c="7"/>else<text:line-break/> <text:s text:c="11"/>num=$(($num + 1))<text:line-break/> <text:s text:c="7"/>fi<text:line-break/> <text:s text:c="3"/>done<text:line-break/><text:line-break/>if [ "$encontrado" = "si" ]; then<text:line-break/> <text:s text:c="3"/>echo "El primer número con '$aleatorio' divisores es el '$num'"<text:line-break/>fi</text:span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7"><text:soft-page-break/><text:span text:style-name="T3">Ejercicio 2.- </text:span><text:span text:style-name="T4">Crea un programara en bash que invierta el orden de las letras de una palabra dada por el usuario. </text:span></text:p>
      <text:p text:style-name="P7"><text:span text:style-name="T4"/></text:p>
      <text:p text:style-name="P7"><text:span text:style-name="T4"><text:tab/>Ejemplo: La palabra insertada por el usuario es </text:span><text:span text:style-name="T6">Hola</text:span><text:span text:style-name="T4">. </text:span></text:p>
      <text:p text:style-name="P7"><text:span text:style-name="T4"><text:tab/><text:tab/><text:tab/>La palabra </text:span><text:span text:style-name="T6">Hola</text:span><text:span text:style-name="T4"> con las letras invertidas es: </text:span><text:span text:style-name="T6">aloH</text:span><text:span text:style-name="T4"> </text:span></text:p>
      <text:p text:style-name="P7"><text:span text:style-name="T4"/></text:p>
      <text:p text:style-name="P10"><text:span text:style-name="T4"/></text:p>
      <text:p text:style-name="P10"><text:span text:style-name="T4">#!/bin/bash<text:line-break/><text:line-break/>echo "Examen - Ejercicio 2"<text:line-break/>echo ""<text:line-break/><text:line-break/>echo "Escribe una palabra: "<text:line-break/>read palabra<text:line-break/><text:line-break/>#contar caracteres totales<text:line-break/>total=${#palabra}<text:line-break/>$palabraInvertida<text:line-break/><text:line-break/>for (( i=total; i&gt;=0; i--))<text:line-break/>do<text:line-break/> <text:s text:c="3"/>letra=${palabra:i:1}<text:line-break/> <text:s text:c="3"/>palabraInvertida=$palabraInvertida$letra<text:line-break/>done<text:line-break/><text:line-break/><text:line-break/>#Resultado<text:line-break/>echo "La palabra '$palabra' con las letras invertidas es: '$palabraInvertida'"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7:53:37.299000000</meta:creation-date>
    <dc:date>2025-05-26T19:28:55.577000000</dc:date>
    <meta:editing-duration>PT4M51S</meta:editing-duration>
    <meta:editing-cycles>1</meta:editing-cycles>
    <meta:document-statistic meta:table-count="0" meta:image-count="0" meta:object-count="0" meta:page-count="4" meta:paragraph-count="20" meta:word-count="503" meta:character-count="3360" meta:non-whitespace-character-count="2532"/>
    <meta:generator>LibreOffice/24.2.0.3$Windows_X86_64 LibreOffice_project/da48488a73ddd66ea24cf16bbc4f7b9c08e9bea1</meta:generator>
  </office:meta>
</office:document-meta>
</file>